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94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HISTORIA </text:p>
          </table:table-cell>
          <table:table-cell table:style-name="ce5" office:value-type="string" calcext:value-type="string">
            <text:p>PUNTOS</text:p>
          </table:table-cell>
          <table:table-cell table:style-name="ce2" office:value-type="string" calcext:value-type="string">
            <text:p>SEMANA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crear un pos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18" calcext:value-type="date">
            <text:p>41747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/admin deseo eliminar un pos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18" calcext:value-type="date">
            <text:p>41747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modificar un pos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25" calcext:value-type="date">
            <text:p>41754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agregar un vehiculo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02" calcext:value-type="date">
            <text:p>4173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eliminar un vehiculo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02" calcext:value-type="date">
            <text:p>4173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modificar un vehiculo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4-02" calcext:value-type="date">
            <text:p>41731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agregar mi direccion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5-09" calcext:value-type="date">
            <text:p>41768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calificar un post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date" office:date-value="2014-05-09" calcext:value-type="date">
            <text:p>41768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realizar un pregunta sobre un pos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5-09" calcext:value-type="date">
            <text:p>41768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responder preguntas sobre mis post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2014-05-09" calcext:value-type="date">
            <text:p>41768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usuario deseo editar mi direccion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date" office:date-value="2014-05-09" calcext:value-type="date">
            <text:p>41768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invitado deseo registrarme en el sitio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14-04-18" calcext:value-type="date">
            <text:p>41747</text:p>
          </table:table-cell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Como invitado/usuario/admin buscar un post por precio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date" office:date-value="2014-05-16" calcext:value-type="date">
            <text:p>417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mo invitado/usuario/admin buscar un post por categoria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date" office:date-value="2014-05-16" calcext:value-type="date">
            <text:p>417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mo invitado/usuario/admin buscar un post por ubicación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date" office:date-value="2014-05-16" calcext:value-type="date">
            <text:p>4177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23:13:19.025813332</meta:creation-date>
    <dc:date>2014-05-23T03:08:00.032082185</dc:date>
    <meta:editing-duration>PT48M52S</meta:editing-duration>
    <meta:editing-cycles>1</meta:editing-cycles>
    <meta:document-statistic meta:table-count="1" meta:cell-count="48" meta:object-count="0"/>
    <meta:generator>LibreOffice/4.2.3.3$Linux_X86_64 LibreOffice_project/420m0$Build-3</meta:generator>
  </office:meta>
</office:document-meta>
</file>